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564cm"/>
      <style:paragraph-properties style:writing-mode="lr-tb"/>
    </style:style>
    <style:style style:name="gr2" style:family="graphic" style:parent-style-name="standard">
      <style:graphic-properties draw:stroke="none" svg:stroke-width="0cm" draw:marker-start-width="0.21cm" draw:marker-end-width="0.21cm" draw:fill="solid" draw:fill-color="#eeeeee" draw:textarea-horizontal-align="justify" draw:textarea-vertical-align="middle" draw:auto-grow-height="false" fo:min-height="0.36cm" fo:min-width="1.658cm" fo:padding-top="0.1cm" fo:padding-bottom="0.1cm" fo:padding-left="0.225cm" fo:padding-right="0.2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23cm" fo:min-width="1.37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99cm" fo:min-width="1.599cm"/>
      <style:paragraph-properties style:writing-mode="lr-tb"/>
    </style:style>
    <style:style style:name="gr5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0.31cm" fo:min-width="1.608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152cm" draw:fill="none" draw:textarea-vertical-align="middle"/>
    </style:style>
    <style:style style:name="gr7" style:family="graphic" style:parent-style-name="objectwithoutfill">
      <style:graphic-properties draw:marker-end="Arrowheads_20_3" draw:marker-end-width="0.152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56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2cm" fo:min-width="1.38cm"/>
      <style:paragraph-properties style:writing-mode="lr-tb"/>
    </style:style>
    <style:style style:name="gr10" style:family="graphic" style:parent-style-name="objectwithoutfill">
      <style:graphic-properties draw:marker-end="Arrowheads_20_7" draw:marker-end-width="0.152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309cm" fo:min-width="1.608cm"/>
      <style:paragraph-properties style:writing-mode="lr-tb"/>
    </style:style>
    <style:style style:name="gr12" style:family="graphic" style:parent-style-name="objectwithoutfill">
      <style:graphic-properties draw:marker-end="Arrowheads_20_9" draw:marker-end-width="0.152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564cm"/>
      <style:paragraph-properties style:writing-mode="lr-tb"/>
    </style:style>
    <style:style style:name="gr14" style:family="graphic" style:parent-style-name="objectwithoutfill">
      <style:graphic-properties draw:marker-end="Arrowheads_20_10" draw:marker-end-width="0.152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563cm"/>
      <style:paragraph-properties style:writing-mode="lr-tb"/>
    </style:style>
    <style:style style:name="gr16" style:family="graphic" style:parent-style-name="objectwithoutfill">
      <style:graphic-properties draw:marker-end="Arrowheads_20_11" draw:marker-end-width="0.152cm" draw:fill="none" draw:textarea-vertical-align="middle"/>
    </style:style>
    <style:style style:name="gr17" style:family="graphic" style:parent-style-name="standard">
      <style:graphic-properties draw:stroke="dash" draw:stroke-dash="Dash" svg:stroke-width="0.03cm" svg:stroke-color="#000000" draw:marker-start-width="0.25cm" draw:marker-end-width="0.25cm" draw:fill="none" draw:textarea-horizontal-align="justify" draw:textarea-vertical-align="middle" draw:auto-grow-height="false" fo:min-height="1.62cm" fo:min-width="5.92cm" fo:padding-top="0.115cm" fo:padding-bottom="0.115cm" fo:padding-left="0.24cm" fo:padding-right="0.2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256cm"/>
      <style:paragraph-properties style:writing-mode="lr-tb"/>
    </style:style>
    <style:style style:name="gr19" style:family="graphic" style:parent-style-name="standard">
      <style:graphic-properties draw:stroke="dash" draw:stroke-dash="Dash" svg:stroke-width="0.03cm" svg:stroke-color="#000000" draw:marker-start-width="0.25cm" draw:marker-end-width="0.25cm" draw:fill="none" draw:textarea-horizontal-align="justify" draw:textarea-vertical-align="middle" draw:auto-grow-height="false" fo:min-height="1.72cm" fo:min-width="5.919cm" fo:padding-top="0.115cm" fo:padding-bottom="0.115cm" fo:padding-left="0.24cm" fo:padding-right="0.2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574cm"/>
      <style:paragraph-properties style:writing-mode="lr-tb"/>
    </style:style>
    <style:style style:name="gr21" style:family="graphic" style:parent-style-name="objectwithoutfill">
      <style:graphic-properties draw:marker-end="Arrowheads_20_15" draw:marker-end-width="0.152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eeeee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28cm" svg:height="0.6cm" svg:x="1.198cm" svg:y="2.036cm">
          <draw:text-box>
            <text:p>False</text:p>
          </draw:text-box>
        </draw:frame>
        <draw:custom-shape draw:style-name="gr2" draw:text-style-name="P3" xml:id="id1" draw:id="id1" draw:layer="layout" svg:width="2.108cm" svg:height="0.56cm" svg:x="1.266cm" svg:y="0.151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3.75cm" svg:height="0.945cm" svg:x="0.445cm" svg:y="1.179cm">
          <text:p text:style-name="P2">condição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3" draw:id="id3" draw:layer="layout" svg:width="2.099cm" svg:height="0.549cm" svg:x="3.813cm" svg:y="2.137cm">
          <text:p text:style-name="P2">bloc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6" draw:id="id6" draw:layer="layout" svg:width="2.108cm" svg:height="0.56cm" svg:x="1.266cm" svg:y="5.639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" svg:x1="2.32cm" svg:y1="0.711cm" svg:x2="2.32cm" svg:y2="1.179cm" draw:start-shape="id1" draw:start-glue-point="6" draw:end-shape="id2" draw:end-glue-point="4" svg:d="M2320 711v468" svg:viewBox="0 0 1 469">
          <text:p/>
        </draw:connector>
        <draw:connector draw:style-name="gr7" draw:text-style-name="P4" draw:layer="layout" svg:x1="4.195cm" svg:y1="1.652cm" svg:x2="4.863cm" svg:y2="2.137cm" draw:start-shape="id2" draw:start-glue-point="7" draw:end-shape="id3" draw:end-glue-point="4" svg:d="M4195 1652h668v485" svg:viewBox="0 0 669 486">
          <text:p/>
        </draw:connector>
        <draw:frame draw:style-name="gr8" draw:text-style-name="P1" draw:layer="layout" svg:width="1.162cm" svg:height="0.6cm" svg:x="3.897cm" svg:y="1.136cm">
          <draw:text-box>
            <text:p>True</text:p>
          </draw:text-box>
        </draw:frame>
        <draw:custom-shape draw:style-name="gr9" draw:text-style-name="P2" xml:id="id4" draw:id="id4" draw:layer="layout" svg:width="3.76cm" svg:height="0.94cm" svg:x="0.44cm" svg:y="3.314cm">
          <text:p text:style-name="P2">condição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4" draw:layer="layout" draw:type="line" svg:x1="2.32cm" svg:y1="2.124cm" svg:x2="2.32cm" svg:y2="3.314cm" draw:start-shape="id2" draw:start-glue-point="6" draw:end-shape="id4" draw:end-glue-point="4" svg:d="M2320 2124v1190" svg:viewBox="0 0 1 1191">
          <text:p/>
        </draw:connector>
        <draw:custom-shape draw:style-name="gr11" draw:text-style-name="P2" xml:id="id5" draw:id="id5" draw:layer="layout" svg:width="2.108cm" svg:height="0.559cm" svg:x="3.806cm" svg:y="4.166cm">
          <text:p text:style-name="P2">bloc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svg:x1="4.2cm" svg:y1="3.784cm" svg:x2="4.86cm" svg:y2="4.166cm" draw:start-shape="id4" draw:start-glue-point="7" draw:end-shape="id5" draw:end-glue-point="4" svg:d="M4200 3784h660v382" svg:viewBox="0 0 661 383">
          <text:p/>
        </draw:connector>
        <draw:frame draw:style-name="gr13" draw:text-style-name="P1" draw:layer="layout" svg:width="1.162cm" svg:height="0.585cm" svg:x="3.898cm" svg:y="3.236cm">
          <draw:text-box>
            <text:p>True</text:p>
          </draw:text-box>
        </draw:frame>
        <draw:connector draw:style-name="gr14" draw:text-style-name="P4" draw:layer="layout" draw:type="line" svg:x1="2.32cm" svg:y1="4.254cm" svg:x2="2.32cm" svg:y2="5.639cm" draw:start-shape="id4" draw:start-glue-point="6" draw:end-shape="id6" draw:end-glue-point="4" svg:d="M2320 4254v1385" svg:viewBox="0 0 1 1386">
          <text:p/>
        </draw:connector>
        <draw:frame draw:style-name="gr15" draw:text-style-name="P1" draw:layer="layout" svg:width="1.328cm" svg:height="0.6cm" svg:x="1.199cm" svg:y="4.136cm">
          <draw:text-box>
            <text:p>False</text:p>
          </draw:text-box>
        </draw:frame>
        <draw:connector draw:style-name="gr16" draw:text-style-name="P4" draw:layer="layout" svg:x1="5.912cm" svg:y1="2.412cm" svg:x2="2.325cm" svg:y2="5.299cm" draw:start-shape="id3" draw:start-glue-point="7" svg:d="M5912 2412h525v2887h-4112" svg:viewBox="0 0 4113 2888">
          <text:p/>
        </draw:connector>
        <draw:custom-shape draw:style-name="gr17" draw:text-style-name="P4" draw:layer="layout" svg:width="6.4cm" svg:height="1.85cm" svg:x="0.312cm" svg:y="1.03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8" draw:text-style-name="P1" draw:layer="layout" svg:width="0.832cm" svg:height="0.852cm" svg:x="0.147cm" svg:y="0.936cm">
          <draw:text-box>
            <text:p>if</text:p>
          </draw:text-box>
        </draw:frame>
        <draw:custom-shape draw:style-name="gr19" draw:text-style-name="P4" draw:layer="layout" svg:width="6.399cm" svg:height="1.95cm" svg:x="0.313cm" svg:y="2.93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1" draw:layer="layout" svg:width="1.162cm" svg:height="0.852cm" svg:x="0.147cm" svg:y="2.836cm">
          <draw:text-box>
            <text:p>elif</text:p>
          </draw:text-box>
        </draw:frame>
        <draw:connector draw:style-name="gr21" draw:text-style-name="P4" draw:layer="layout" draw:type="line" svg:x1="4.86cm" svg:y1="4.725cm" svg:x2="4.86cm" svg:y2="5.284cm" draw:start-shape="id5" draw:start-glue-point="6" svg:d="M4860 4725v559" svg:viewBox="0 0 1 56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3" draw:display-name="Arrowheads 3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Light" style:font-family-generic="modern" style:font-pitch="variable" fo:font-size="9pt" fo:font-style="normal" fo:text-shadow="none" style:text-underline-style="none" fo:font-weight="150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858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2-13T16:12:50.065745074</dc:date>
    <meta:editing-duration>PT1H37M51S</meta:editing-duration>
    <meta:editing-cycles>32</meta:editing-cycles>
    <meta:generator>LibreOffice/7.3.7.2$Linux_X86_64 LibreOffice_project/30$Build-2</meta:generator>
    <meta:document-statistic meta:object-count="21"/>
  </office:meta>
</office:document-meta>
</file>